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/kB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1/2/d</text:p>
          </table:table-cell>
          <table:table-cell/>
          <table:table-cell office:value-type="string" calcext:value-type="string">
            <text:p>DA / kBq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date" office:date-value="2010-02-01" calcext:value-type="date">
            <text:p>01.02.10</text:p>
          </table:table-cell>
          <table:table-cell/>
          <table:table-cell table:style-name="ce2"/>
          <table:table-cell/>
          <table:table-cell table:formula="of:=[.A3]*SQRT(POWER(0.03;2) + POWER(LN(2)*[.E5];2))" office:value-type="float" office:value="2.35975883969975" calcext:value-type="float">
            <text:p>2.3597588397</text:p>
          </table:table-cell>
        </table:table-row>
        <table:table-row table:style-name="ro1">
          <table:table-cell table:formula="of:=[.A2]*POWER(0.5;[.B3]/[.E3])" office:value-type="float" office:value="78.6555287807969" calcext:value-type="float">
            <text:p>78.6555287808</text:p>
          </table:table-cell>
          <table:table-cell table:formula="of:=DAYS([.C3];[.C2])" office:value-type="float" office:value="2096" calcext:value-type="float">
            <text:p>2096</text:p>
          </table:table-cell>
          <table:table-cell office:value-type="date" office:date-value="2015-10-29" calcext:value-type="date">
            <text:p>29.10.15</text:p>
          </table:table-cell>
          <table:table-cell/>
          <table:table-cell table:formula="of:=2.6027*365" office:value-type="float" office:value="949.9855" calcext:value-type="float">
            <text:p>949.98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ehler auf HWZ</text:p>
          </table:table-cell>
          <table:table-cell table:formula="of:=0.001*365" office:value-type="float" office:value="0.365" calcext:value-type="float">
            <text:p>0.3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l fehler</text:p>
          </table:table-cell>
          <table:table-cell table:formula="of:=0.001/2.6027" office:value-type="float" office:value="0.000384216390671226" calcext:value-type="float">
            <text:p>0.0003842164</text:p>
          </table:table-cell>
          <table:table-cell table:number-columns-repeated="2"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5:56:36.401804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1-12T15:00:36.868034993</meta:creation-date>
    <dc:date>2015-11-12T17:44:29.978457356</dc:date>
    <dc:creator>toni </dc:creator>
    <meta:editing-duration>PT4M4S</meta:editing-duration>
    <meta:editing-cycles>2</meta:editing-cycles>
    <meta:generator>LibreOffice/4.2.8.2$Linux_x86 LibreOffice_project/420m0$Build-2</meta:generator>
    <meta:document-statistic meta:table-count="1" meta:cell-count="17" meta:object-count="0"/>
  </office:meta>
</office:document-meta>
</file>